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ae150" officeooo:paragraph-rsid="001ae150"/>
    </style:style>
    <style:style style:name="P2" style:family="paragraph" style:parent-style-name="Standard" style:list-style-name="L1">
      <style:text-properties officeooo:rsid="001bdb09" officeooo:paragraph-rsid="001bdb09"/>
    </style:style>
    <style:style style:name="P3" style:family="paragraph" style:parent-style-name="Standard">
      <style:text-properties officeooo:rsid="001bdb09" officeooo:paragraph-rsid="001bdb09"/>
    </style:style>
    <style:style style:name="P4" style:family="paragraph" style:parent-style-name="Standard" style:list-style-name="L2">
      <style:text-properties officeooo:rsid="00208241" officeooo:paragraph-rsid="00208241"/>
    </style:style>
    <style:style style:name="P5" style:family="paragraph" style:parent-style-name="Standard">
      <style:text-properties officeooo:rsid="0021cfa7" officeooo:paragraph-rsid="0021cfa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21634384" text:style-name="L1">
        <text:list-item>
          <text:p text:style-name="P1">Klasör taşımak istedim, yapamadım</text:p>
        </text:list-item>
        <text:list-item>
          <text:p text:style-name="P1">ide fazladan klasör eklemiş</text:p>
        </text:list-item>
        <text:list-item>
          <text:p text:style-name="P2">VERİ saklama için klasör yaptım. Klasör-dizin için olan / ve \ karakterlari nasıl olacak? Ben / ile yapayım yine ama? Tabi burada dev ops çağrışımı da var.</text:p>
        </text:list-item>
      </text:list>
      <text:p text:style-name="P3"/>
      <text:p text:style-name="P3"/>
      <text:p text:style-name="P3">Mar 20, 2024, 08:39:43</text:p>
      <text:p text:style-name="P3"/>
      <text:p text:style-name="P5">github</text:p>
      <text:p text:style-name="P5"/>
      <text:list xml:id="list2541874152" text:style-name="L2">
        <text:list-item>
          <text:p text:style-name="P4">github daki editörde yaptığım kodlamayı bilgsayardaki diske çekemiyorum.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0:28:54.436374828</meta:creation-date>
    <dc:date>2024-03-20T08:41:37.068810112</dc:date>
    <meta:editing-duration>PT11M5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7" meta:word-count="53" meta:character-count="325" meta:non-whitespace-character-count="283"/>
  </office:meta>
</office:document-meta>
</file>